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T4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Standardnípísmoodstavce" style:family="text">
      <style:text-properties fo:font-weight="bold" style:font-weight-asian="bold" style:font-weight-complex="bold"/>
    </style:style>
    <style:style style:name="T10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style="italic" style:font-style-asian="italic"/>
    </style:style>
    <style:style style:name="P12" style:parent-style-name="Standard" style:family="paragraph">
      <style:text-properties fo:font-style="italic" style:font-style-asian="italic"/>
    </style:style>
    <style:style style:name="P13" style:parent-style-name="Standard" style:family="paragraph">
      <style:text-properties fo:font-style="italic" style:font-style-asian="italic"/>
    </style:style>
    <style:style style:name="T14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T15" style:parent-style-name="Standardnípísmoodstavce" style:family="text">
      <style:text-properties fo:font-weight="bold" style:font-weight-asian="bold" style:font-weight-complex="bold"/>
    </style:style>
    <style:style style:name="T16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T17" style:parent-style-name="Standardnípísmoodstavce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" style:parent-style-name="Standardnípísmoodstavce" style:family="text">
      <style:text-properties fo:font-style="italic" style:font-style-asian="italic" style:font-style-complex="italic"/>
    </style:style>
    <style:style style:name="T19" style:parent-style-name="Standardnípísmoodstavce" style:family="text">
      <style:text-properties fo:font-weight="bold" style:font-weight-asian="bold" style:font-weight-complex="bold"/>
    </style:style>
    <style:style style:name="T20" style:parent-style-name="Standardnípísmoodstavce" style:family="text">
      <style:text-properties fo:font-weight="bold" style:font-weight-asian="bold" style:font-weight-complex="bold"/>
    </style:style>
    <style:style style:name="T21" style:parent-style-name="Standardnípísmoodstavce" style:family="text">
      <style:text-properties fo:font-weight="bold" style:font-weight-asian="bold" style:font-weight-complex="bold"/>
    </style:style>
    <style:style style:name="T22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T23" style:parent-style-name="Standardnípísmoodstavce" style:family="text">
      <style:text-properties fo:font-weight="bold" style:font-weight-asian="bold" style:font-weight-complex="bold"/>
    </style:style>
    <style:style style:name="T24" style:parent-style-name="Standardnípísmoodstavce" style:family="text">
      <style:text-properties fo:font-weight="bold" style:font-weight-asian="bold" style:font-weight-complex="bold"/>
    </style:style>
    <style:style style:name="T25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P26" style:parent-style-name="Standard" style:list-style-name="LFO2" style:family="paragraph"/>
    <style:style style:name="P27" style:parent-style-name="Standard" style:list-style-name="LFO2" style:family="paragraph"/>
    <style:style style:name="T28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T29" style:parent-style-name="Standardnípísmoodstavce" style:family="text">
      <style:text-properties style:text-underline-type="single" style:text-underline-style="solid" style:text-underline-width="auto" style:text-underline-mode="continuous"/>
    </style:style>
    <style:style style:name="T30" style:parent-style-name="Standardnípísmoodstavce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DMINISTRATIVNÍ <text:s/>STYL</text:p>
      <text:p text:style-name="Standard"/>
      <text:list text:style-name="LFO1" text:continue-numbering="true">
        <text:list-item>
          <text:p text:style-name="P2">úřední písemnosti</text:p>
        </text:list-item>
        <text:list-item>
          <text:p text:style-name="P3"><text:span text:style-name="T4">ÚTVARY</text:span><text:s/>(žádost, stížnost, objednávka, reklamace, výpověď, plná moc, životopis, – dopisy - OTEVŘENÝ, ÚŘEDNÍ, MOTIVAČNÍ)</text:p>
        </text:list-item>
        <text:list-item>
          <text:p text:style-name="P5">daná „norma“ -<text:s/>předtištěné formuláře</text:p>
        </text:list-item>
        <text:list-item>
          <text:p text:style-name="P6"><text:span text:style-name="T7">sdělení</text:span><text:s/>– věcné, jasné, stručné, srozumitelné, neosobní,</text:p>
        </text:list-item>
        <text:list-item>
          <text:p text:style-name="P8"><text:span text:style-name="T9">jazyk<text:s/></text:span>– spisovný (neutrální)</text:p>
        </text:list-item>
      </text:list>
      <text:p text:style-name="Standard"/>
      <text:p text:style-name="Standard">ZNAKY –<text:s/><text:span text:style-name="T10">dvě adresy</text:span><text:s/>(KDO posílá KOMU)</text:p>
      <text:p text:style-name="Standard"/>
      <text:p text:style-name="P11"><text:s text:c="2"/>Jan Novák<text:s/></text:p>
      <text:p text:style-name="P12"><text:s text:c="2"/>třída Legionářů 5<text:s/></text:p>
      <text:p text:style-name="P13"><text:s text:c="2"/>698 02 Rožnov pod Radhoštěm<text:s/></text:p>
      <text:p text:style-name="Standard"/>
      <text:p text:style-name="Standard"/>
      <text:p text:style-name="Standard"><text:s text:c="15"/>-<text:s/><text:span text:style-name="T14">kde, kdy</text:span><text:s/>(<text:span text:style-name="T15">Jihlava 1. únor 2021</text:span><text:s/>– bez čárky,</text:p>
      <text:p text:style-name="Standard"><text:s text:c="17"/>místo v 1. pádě – Jihlava, Polná, Pacov…),</text:p>
      <text:p text:style-name="Standard"><text:s text:c="12"/></text:p>
      <text:p text:style-name="Standard"><text:s text:c="15"/>- druh písemnosti (žádost, stížnost...)</text:p>
      <text:p text:style-name="Standard"/>
      <text:p text:style-name="Standard"><text:s text:c="15"/>-<text:s/><text:span text:style-name="T16">oslovení</text:span></text:p>
      <text:p text:style-name="Standard"><text:s text:c="17"/>(Vážený pane starosto, doktore, // Vážená paní Nováková<text:span text:style-name="T17">,</text:span><text:span text:style-name="T18"><text:s/>- za čárkou nový odstavec – malé písmeno</text:span>)</text:p>
      <text:p text:style-name="Standard"><text:s text:c="15"/>-v textu -<text:s/><text:span text:style-name="T19">Vy, Vás</text:span><text:span text:style-name="T20">, Vámi<text:s/></text:span>(úcta)</text:p>
      <text:p text:style-name="Standard"/>
      <text:p text:style-name="Standard"><text:span text:style-name="T21"><text:s text:c="15"/>-<text:s/></text:span><text:span text:style-name="T22">rozloučení<text:s/></text:span>(S pozdravem -<text:span text:style-name="T23"><text:s/>bez tečky</text:span><text:span text:style-name="T24">)</text:span></text:p>
      <text:p text:style-name="Standard"/>
      <text:p text:style-name="Standard"><text:s text:c="15"/>-<text:s/><text:span text:style-name="T25">vlastnoruční podpis</text:span></text:p>
      <text:p text:style-name="Standard"/>
      <text:p text:style-name="Standard"><text:s text:c="15"/>- přílohy</text:p>
      <text:p text:style-name="Standard"/>
      <text:list text:style-name="LFO2" text:continue-numbering="true">
        <text:list-item>
          <text:p text:style-name="P26">KONTAKTNÍ ÚDAJE – e-mail, mobil</text:p>
        </text:list-item>
        <text:list-item>
          <text:p text:style-name="P27">ODSTAVCE – vynechat řádek mezi<text:s/>odstavci</text:p>
        </text:list-item>
      </text:list>
      <text:p text:style-name="Standard"/>
      <text:p text:style-name="Standard"/>
      <text:p text:style-name="Standard">a)<text:span text:style-name="T28"><text:s/>ÚŘEDNÍ <text:s/>DOPIS</text:span></text:p>
      <text:p text:style-name="Standard">- adresovaný určitým organizacím, nadacím (vypisují granty, soutěže), úřadům (magistrát, městský úřad, obecní úřad)</text:p>
      <text:p text:style-name="Standard"/>
      <text:p text:style-name="Standard">b)<text:s/><text:span text:style-name="T29">OTEVŘENÝ <text:s/>DOPIS</text:span></text:p>
      <text:p text:style-name="Standard">- nikdo nezaručí odpověď, bude zveřejněn (noviny, internet, vyvěšen na úřadě)</text:p>
      <text:p text:style-name="Standard">- srozumitelný veřejnosti</text:p>
      <text:p text:style-name="Standard">- kriticky zhodnotit konkrétní jev, zdůvodnit, proč je nesprávný a upozornit na možný negativní dopad</text:p>
      <text:p text:style-name="Standard"/>
      <text:p text:style-name="Standard">c)<text:s/><text:span text:style-name="T30">MOTIVAČNÍ <text:s/>DOPIS</text:span></text:p>
      <text:p text:style-name="Standard">- reakce na inzerát (nabídka práce)</text:p>
      <text:p text:style-name="Standard">- průvodní dopis (k žádosti o práci s životopisem)</text:p>
      <text:p text:style-name="Standard">- sdělujete, proč jste tím vhodným uchazečem (uvést, co není v životopisu), být sebevědomý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ocházková Anneliese</meta:initial-creator>
    <dc:creator>Procházková Anneliese</dc:creator>
    <meta:creation-date>2019-09-05T09:56:00Z</meta:creation-date>
    <dc:date>2024-09-09T08:06:00Z</dc:date>
    <meta:template xlink:href="Normal" xlink:type="simple"/>
    <meta:editing-cycles>10</meta:editing-cycles>
    <meta:editing-duration>PT19560S</meta:editing-duration>
    <meta:document-statistic meta:page-count="1" meta:paragraph-count="3" meta:word-count="220" meta:character-count="1517" meta:row-count="10" meta:non-whitespace-character-count="1300"/>
  </office:meta>
</office:document-meta>
</file>